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T88" svg:font-family="FT88" style:font-pitch="variable"/>
    <style:font-face style:name="FT88 Bold" svg:font-family="'FT88 Bold'" style:font-adornments="Regular" style:font-pitch="variable"/>
    <style:font-face style:name="Inter" svg:font-family="Inter" style:font-adornments="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pace Grotesk" svg:font-family="'Space Grotesk'" style:font-adornments="Bold" style:font-pitch="variable"/>
  </office:font-face-decls>
  <office:automatic-styles>
    <style:style style:name="P1" style:family="paragraph" style:parent-style-name="Heading_20_1">
      <style:paragraph-properties fo:text-align="center" style:justify-single-word="false"/>
      <style:text-properties style:font-name="FT88 Bold" fo:font-size="24pt" fo:letter-spacing="-0.028in" fo:font-weight="normal" style:font-size-asian="24pt" style:font-weight-asian="normal" style:font-size-complex="24pt" style:font-weight-complex="normal"/>
    </style:style>
    <style:style style:name="P2" style:family="paragraph" style:parent-style-name="Standard">
      <style:paragraph-properties fo:text-align="center" style:justify-single-word="false"/>
    </style:style>
    <style:style style:name="P3" style:family="paragraph" style:parent-style-name="Heading_20_2">
      <style:text-properties officeooo:rsid="001eafc1" officeooo:paragraph-rsid="001f303e"/>
    </style:style>
    <style:style style:name="P4" style:family="paragraph" style:parent-style-name="Text_20_body">
      <style:text-properties officeooo:rsid="001eafc1" officeooo:paragraph-rsid="001f303e"/>
    </style:style>
    <style:style style:name="P5" style:family="paragraph" style:parent-style-name="Text_20_body">
      <style:text-properties officeooo:rsid="001f303e" officeooo:paragraph-rsid="001f303e"/>
    </style:style>
    <style:style style:name="P6" style:family="paragraph" style:parent-style-name="Text_20_body" style:list-style-name="L1">
      <style:text-properties officeooo:rsid="001eafc1" officeooo:paragraph-rsid="001eafc1"/>
    </style:style>
    <style:style style:name="P7" style:family="paragraph" style:parent-style-name="Text_20_body" style:list-style-name="L1">
      <style:text-properties officeooo:paragraph-rsid="001eafc1"/>
    </style:style>
    <style:style style:name="T1" style:family="text">
      <style:text-properties officeooo:rsid="001f303e"/>
    </style:style>
    <style:style style:name="T2" style:family="text">
      <style:text-properties officeooo:rsid="001eafc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ridging communities and Knitting Our Internet</text:h>
      <text:p text:style-name="P2">CITR Member Session, April 2025</text:p>
      <text:p text:style-name="Standard"/>
      <text:h text:style-name="P3" text:outline-level="2">Theme</text:h>
      <text:p text:style-name="P4">Technology is political, and politics is shaped by technology. This strong interrelation is <text:span text:style-name="T1">particularly</text:span> blatant, now more than ever. <text:span text:style-name="T1">Nevertheless</text:span>, it is hard, complicated, and confusing to clearly, practically and simply address <text:span text:style-name="T1">this tight yet extremely abstract intertwining.</text:span></text:p>
      <text:p text:style-name="P5">How to create bridges among researchers and activist communities to overcome this challenge? What are virtuous and effective practices we can adopt to narrow the gap between technical expertise and socio-political awareness? What are some practical tools to stimulate individuals and groups to deconstruct digital technologies’ dogmas?</text:p>
      <text:p text:style-name="P5">Starting from <text:a xlink:type="simple" xlink:href="https://tommi.space/" text:style-name="Internet_20_link" text:visited-style-name="Visited_20_Internet_20_Link">Tommi</text:a>’s workshop <text:a xlink:type="simple" xlink:href="https://ournet.rocks/" text:style-name="Internet_20_link" text:visited-style-name="Visited_20_Internet_20_Link">Knitting Our Internet</text:a>, we are going to explore, share, discuss, but also question the devices at our disposal to work on compelling and sophisticated topics while becoming closer to communities and individuals outside the industry.</text:p>
      <text:h text:style-name="Heading_20_2" text:outline-level="2">Overview</text:h>
      <text:list text:style-name="L1">
        <text:list-item>
          <text:p text:style-name="P6">Welcoming and introductions (8 minutes)</text:p>
        </text:list-item>
        <text:list-item>
          <text:p text:style-name="P6">Theme introduction (2 minutes)</text:p>
        </text:list-item>
        <text:list-item>
          <text:p text:style-name="P7"><text:span text:style-name="T2">Knitting Our Internet, workshop presentation and explanation (10 minutes)</text:span></text:p>
        </text:list-item>
        <text:list-item>
          <text:p text:style-name="P6">Launching the open question: how to build and improve strategies/tools to bridge diverse communities? How to introduce political technology to a-political technical groups, or to a-technical political groups? (2 minutes)</text:p>
        </text:list-item>
        <text:list-item>
          <text:p text:style-name="P6">Discussion in breakout rooms (18 minutes)</text:p>
        </text:list-item>
        <text:list-item>
          <text:p text:style-name="P6">Sharing breakout rooms’ feedback (10 minutes)</text:p>
        </text:list-item>
        <text:list-item>
          <text:p text:style-name="P6">Final discussion and summary (10-15 minut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T88" svg:font-family="FT88" style:font-pitch="variable"/>
    <style:font-face style:name="FT88 Bold" svg:font-family="'FT88 Bold'" style:font-adornments="Regular" style:font-pitch="variable"/>
    <style:font-face style:name="Inter" svg:font-family="Inter" style:font-adornments="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pace Grotesk" svg:font-family="'Space Grotesk'"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Space Grotesk" fo:font-family="'Space Grotesk'" style:font-style-name="Bold" style:font-pitch="variable" officeooo:rsid="001eafc1"/>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T88 Bold" fo:font-family="'FT88 Bold'" style:font-style-name="Regular" style:font-pitch="variable" fo:font-size="18pt" fo:letter-spacing="-0.028in" fo:font-weight="bold" officeooo:rsid="001eafc1" style:font-size-asian="18pt" style:font-weight-asian="normal" style:font-size-complex="18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dc143c"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mmaso Marmo</meta:initial-creator>
    <meta:creation-date>2025-03-09T12:08:11.786348955</meta:creation-date>
    <dc:date>2025-03-09T12:30:10.223610027</dc:date>
    <dc:creator>Tommaso Marmo</dc:creator>
    <meta:editing-duration>PT41S</meta:editing-duration>
    <meta:editing-cycles>1</meta:editing-cycles>
    <meta:document-statistic meta:table-count="0" meta:image-count="0" meta:object-count="0" meta:page-count="1" meta:paragraph-count="14" meta:word-count="210" meta:character-count="1470" meta:non-whitespace-character-count="1281"/>
    <meta:generator>LibreOffice/24.8.5.2$Linux_X86_64 LibreOffice_project/480$Build-2</meta:generator>
  </office:meta>
</office:document-meta>
</file>